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102: "* RUDINN HÜTER - AT 8 VT 0&amp;* Eigentlich farbenfroh, aber jeder entschied sich für rot./%",</text:p>
          </table:table-cell>
          <table:table-cell table:number-columns-repeated="7"/>
          <table:table-cell table:style-name="ce1" office:value-type="string" calcext:value-type="string">
            <text:p>Zeilennummer 3102: "* RUDINN RANGER - AT 8 DF 0&amp;* Ideally multicolored, but they all wanted to be re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Lang lebe&amp;der König!",</text:p>
          </table:table-cell>
          <table:table-cell table:number-columns-repeated="7"/>
          <table:table-cell office:value-type="string" calcext:value-type="string">
            <text:p>Zeilennummer 3102: "Long live&amp;the king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Schimmer&amp;glanz",</text:p>
          </table:table-cell>
          <table:table-cell table:number-columns-repeated="7"/>
          <table:table-cell office:value-type="string" calcext:value-type="string">
            <text:p>Zeilennummer 3102: "Glimmer&amp;glammor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Verschwindet!",</text:p>
          </table:table-cell>
          <table:table-cell table:number-columns-repeated="7"/>
          <table:table-cell office:value-type="string" calcext:value-type="string">
            <text:p>Zeilennummer 3102: "Perish,&amp;Lightners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ich bin&amp;der Diamant,&amp;er der&amp;rohe!",</text:p>
          </table:table-cell>
          <table:table-cell table:number-columns-repeated="7"/>
          <table:table-cell office:value-type="string" calcext:value-type="string">
            <text:p>Zeilennummer 3102: "I'm the,&amp;diamond,&amp;here's the&amp;rough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 scheint mutig.",</text:p>
          </table:table-cell>
          <table:table-cell table:number-columns-repeated="7"/>
          <table:table-cell office:value-type="string" calcext:value-type="string">
            <text:p>Zeilennummer 3102: "* Rudinn Ranger gleams gallantl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 unterdürckt die Gefühle.",</text:p>
          </table:table-cell>
          <table:table-cell table:number-columns-repeated="7"/>
          <table:table-cell office:value-type="string" calcext:value-type="string">
            <text:p>Zeilennummer 3102: "* Rudinn Ranger puts a power limiter on its feeling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 denkt an verschiedene Juwelen.",</text:p>
          </table:table-cell>
          <table:table-cell table:number-columns-repeated="7"/>
          <table:table-cell office:value-type="string" calcext:value-type="string">
            <text:p>Zeilennummer 3102: "* Rudinn Ranger fantasizes about divine gem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 verspricht Treue.",</text:p>
          </table:table-cell>
          <table:table-cell table:number-columns-repeated="7"/>
          <table:table-cell office:value-type="string" calcext:value-type="string">
            <text:p>Zeilennummer 3102: "* Rudinn Ranger pledges allegianc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iecht nach Kristall.",</text:p>
          </table:table-cell>
          <table:table-cell table:number-columns-repeated="7"/>
          <table:table-cell office:value-type="string" calcext:value-type="string">
            <text:p>Zeilennummer 3102: "* Smells like crystal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Du bittest Susie den Feinden ein KOMPLIMENT zugeben!/",</text:p>
          </table:table-cell>
          <table:table-cell table:number-columns-repeated="7"/>
          <table:table-cell office:value-type="string" calcext:value-type="string">
            <text:p>Zeilennummer 3102: "* You told Susie to COMPLIMENT the enem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... uhhh^1, machst du witze?/",</text:p>
          </table:table-cell>
          <table:table-cell table:number-columns-repeated="7"/>
          <table:table-cell office:value-type="string" calcext:value-type="string">
            <text:p>Zeilennummer 3102: "* ... uhhh^1, are you seriou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\\E2* Was kann ich zu jemanden sagen der mich UMBRINGEN will?/",</text:p>
          </table:table-cell>
          <table:table-cell table:number-columns-repeated="7"/>
          <table:table-cell office:value-type="string" calcext:value-type="string">
            <text:p>Zeilennummer 3102: "\\E2* What good can I say about someone trying to kill u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Aww^1, Susie..^1. wenn du Probleme hast^1, versuch doch.../",</text:p>
          </table:table-cell>
          <table:table-cell table:number-columns-repeated="7"/>
          <table:table-cell office:value-type="string" calcext:value-type="string">
            <text:p>Zeilennummer 3102: "* Aww^1, Susie..^1. if you're stuck^1, why not try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... etwas zu sage^1, was man zu dir sagen soll?/",</text:p>
          </table:table-cell>
          <table:table-cell table:number-columns-repeated="7"/>
          <table:table-cell office:value-type="string" calcext:value-type="string">
            <text:p>Zeilennummer 3102: "* ... saying something you wish someone'd say to you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.../",</text:p>
          </table:table-cell>
          <table:table-cell table:number-columns-repeated="7"/>
          <table:table-cell office:value-type="string" calcext:value-type="string">
            <text:p>Zeilennummer 3102: "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\\E2* \"Du darfst den kosten- losen Schinkensand- wichtag wieder betreten\"/%",</text:p>
          </table:table-cell>
          <table:table-cell table:number-columns-repeated="7"/>
          <table:table-cell office:value-type="string" calcext:value-type="string">
            <text:p>Zeilennummer 3102: "\\E2* \"You are unbanned from free ham sandwich day\"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DAS hat mir&amp;noch NIE&amp;jemand gesagt...",</text:p>
          </table:table-cell>
          <table:table-cell table:number-columns-repeated="7"/>
          <table:table-cell office:value-type="string" calcext:value-type="string">
            <text:p>Zeilennummer 3102: "No one ever&amp;said THAT to&amp;me before&amp;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Susie gibt ein KOMPLIMENT...?/",</text:p>
          </table:table-cell>
          <table:table-cell table:number-columns-repeated="7"/>
          <table:table-cell office:value-type="string" calcext:value-type="string">
            <text:p>Zeilennummer 3102: "The King&amp;never said&amp;THAT to me&amp;before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Der König&amp;hat DAS&amp;noch nie zu&amp;mir gesagt...",</text:p>
          </table:table-cell>
          <table:table-cell table:number-columns-repeated="7"/>
          <table:table-cell office:value-type="string" calcext:value-type="string">
            <text:p>Zeilennummer 3102: "* Susie COMPLIMENTed the enemy...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\"Dein Anzug ist NICHT ekelhaft.\"/%",</text:p>
          </table:table-cell>
          <table:table-cell table:number-columns-repeated="7"/>
          <table:table-cell office:value-type="string" calcext:value-type="string">
            <text:p>Zeilennummer 3102: "* \"Your outfit is NOT disgusting.\"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\"Bitte greif die Soda-Maschine weiter an.\"/%",</text:p>
          </table:table-cell>
          <table:table-cell table:number-columns-repeated="7"/>
          <table:table-cell office:value-type="string" calcext:value-type="string">
            <text:p>Zeilennummer 3102: "* \"Please keep body tackling the soda machine.\"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Nett^1, ihr seht so aus^1, als ob ihr uns umbringen wollt./%",</text:p>
          </table:table-cell>
          <table:table-cell table:number-columns-repeated="7"/>
          <table:table-cell office:value-type="string" calcext:value-type="string">
            <text:p>Zeilennummer 3102: "* Nice^1, you guys look like you're gonna kill m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Susie gibt eigentlich keine KOMPLIMENTE!/",</text:p>
          </table:table-cell>
          <table:table-cell table:number-columns-repeated="7"/>
          <table:table-cell office:value-type="string" calcext:value-type="string">
            <text:p>Zeilennummer 3102: "* Susie actively didn't COMPLIMENT the enem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Schau^1, wenn ich so weiter mache wirds komisch./%",</text:p>
          </table:table-cell>
          <table:table-cell table:number-columns-repeated="7"/>
          <table:table-cell office:value-type="string" calcext:value-type="string">
            <text:p>Zeilennummer 3102: "* Look^1, it's just gonna be weird if I keep going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Yeah &amp;das wird&amp;komisch.",</text:p>
          </table:table-cell>
          <table:table-cell table:number-columns-repeated="7"/>
          <table:table-cell office:value-type="string" calcext:value-type="string">
            <text:p>Zeilennummer 3102: "Yeah it&amp;would be&amp;weir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Du versuchst zu sagen^1, warum ein Kampf schlecht ist./",</text:p>
          </table:table-cell>
          <table:table-cell table:number-columns-repeated="7"/>
          <table:table-cell office:value-type="string" calcext:value-type="string">
            <text:p>Zeilennummer 3102: "* You tried to explain why fighting is bad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Aber Rudinn Hüter wurde bloß \\cBMÜDE\\cW.../%",</text:p>
          </table:table-cell>
          <table:table-cell table:number-columns-repeated="7"/>
          <table:table-cell office:value-type="string" calcext:value-type="string">
            <text:p>Zeilennummer 3102: "* But Rudinn Ranger just became \\cBTIRED\\cW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(Müde)",</text:p>
          </table:table-cell>
          <table:table-cell table:number-columns-repeated="7"/>
          <table:table-cell office:value-type="string" calcext:value-type="string">
            <text:p>Zeilennummer 3102: "(Tir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Genug!&amp;Du kannst&amp;mich nicht&amp;überzeugen!",</text:p>
          </table:table-cell>
          <table:table-cell table:number-columns-repeated="7"/>
          <table:table-cell office:value-type="string" calcext:value-type="string">
            <text:p>Zeilennummer 3102: "Enough!&amp;You can't&amp;convince&amp;me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 schläft ein.",</text:p>
          </table:table-cell>
          <table:table-cell table:number-columns-repeated="7"/>
          <table:table-cell office:value-type="string" calcext:value-type="string">
            <text:p>Zeilennummer 3102: "* Rudinn Ranger is starting to fall asleep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s Glanz verblasst langsam.",</text:p>
          </table:table-cell>
          <table:table-cell table:number-columns-repeated="7"/>
          <table:table-cell office:value-type="string" calcext:value-type="string">
            <text:p>Zeilennummer 3102: "* Rudinn Ranger's luster begins to fad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Rudinn Hüter scheint komplett geschmeichelt.",</text:p>
          </table:table-cell>
          <table:table-cell table:number-columns-repeated="7"/>
          <table:table-cell office:value-type="string" calcext:value-type="string">
            <text:p>Zeilennummer 3102: "* Rudinn Ranger seems totally flattere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OK^1,&amp;du hast mich&amp;überzeugt!!/%",</text:p>
          </table:table-cell>
          <table:table-cell table:number-columns-repeated="7"/>
          <table:table-cell office:value-type="string" calcext:value-type="string">
            <text:p>Zeilennummer 3102: "Alright^1,&amp;you convinced&amp;me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Machste witze?&amp;Kann nicht&amp;Stoppen. Das&amp;ist mein Job!/%",</text:p>
          </table:table-cell>
          <table:table-cell table:number-columns-repeated="7"/>
          <table:table-cell office:value-type="string" calcext:value-type="string">
            <text:p>Zeilennummer 3102: "You kidding?&amp;I can't quit.&amp;Stopping you&amp;is my job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Wirklich^1?&amp;* Welche Ausgaben hast du?/%",</text:p>
          </table:table-cell>
          <table:table-cell table:number-columns-repeated="7"/>
          <table:table-cell office:value-type="string" calcext:value-type="string">
            <text:p>Zeilennummer 3102: "* Really^1?&amp;* What do you spend your money on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ich bin eine&amp;normale Person./",</text:p>
          </table:table-cell>
          <table:table-cell table:number-columns-repeated="7"/>
          <table:table-cell office:value-type="string" calcext:value-type="string">
            <text:p>Zeilennummer 3102: "I'm a normal&amp;person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ich gab mein&amp;Geld für Miete &amp;und MYSTISCHE STEINE&amp;aus./%",</text:p>
          </table:table-cell>
          <table:table-cell table:number-columns-repeated="7"/>
          <table:table-cell office:value-type="string" calcext:value-type="string">
            <text:p>Zeilennummer 3102: "I spend all&amp;my money on&amp;RENT and&amp;MYSTIC GEM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* (Kris^1, versuch sie noch mal zu ÜBERZEUGEN...)/%",</text:p>
          </table:table-cell>
          <table:table-cell table:number-columns-repeated="7"/>
          <table:table-cell office:value-type="string" calcext:value-type="string">
            <text:p>Zeilennummer 3102: "* (Kris^1, let's try CONVINCING them again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3102: "(Müde)",</text:p>
          </table:table-cell>
          <table:table-cell table:number-columns-repeated="7"/>
          <table:table-cell office:value-type="string" calcext:value-type="string">
            <text:p>Zeilennummer 3102: "(Tired)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03:19.206000000</meta:creation-date>
    <dc:date>2023-06-18T22:04:25.053000000</dc:date>
    <meta:editing-duration>PT1M6S</meta:editing-duration>
    <meta:editing-cycles>1</meta:editing-cycles>
    <meta:document-statistic meta:table-count="1" meta:cell-count="83" meta:object-count="0"/>
    <meta:generator>LibreOffice/7.4.3.2$Windows_X86_64 LibreOffice_project/1048a8393ae2eeec98dff31b5c133c5f1d08b890</meta:generator>
  </office:meta>
</office:document-meta>
</file>